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3d3ab" draw:opacity="65%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1.05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1.26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d3d3ab" draw:shadow="hidden"/>
    </style:style>
    <style:style style:name="gr6" style:family="graphic" style:parent-style-name="standard">
      <style:graphic-properties draw:stroke="none" draw:fill="none" draw:textarea-vertical-align="middle" fo:min-height="3.217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3.216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3.717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solid" draw:fill-color="#d3d3ab" draw:textarea-vertical-align="middle" draw:shadow="hidden"/>
    </style:style>
    <style:style style:name="gr10" style:family="graphic" style:parent-style-name="standard">
      <style:graphic-properties draw:stroke="none" draw:fill="none" draw:textarea-vertical-align="middle" fo:min-height="2.718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d3d3ab" draw:opacity="65%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d3d3ab"/>
    </style:style>
    <style:style style:name="P6" style:family="paragraph">
      <loext:graphic-properties draw:fill="solid" draw:fill-color="#d3d3ab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1" fo:font-size="16pt" style:font-name-asian="Calibri1" style:font-size-asian="16pt" style:font-name-complex="Calibri1" style:font-size-complex="16pt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11.062cm" svg:height="17.599cm" svg:x="10.237cm" svg:y="1.1cm" svg:viewBox="0 0 11063 17600" draw:points="0,17600 11063,17600 11063,0 0,0">
              <text:p/>
            </draw:polygon>
            <draw:polygon draw:style-name="gr2" draw:text-style-name="P2" draw:layer="layout" svg:width="11.062cm" svg:height="17.599cm" svg:x="10.237cm" svg:y="1.1cm" svg:viewBox="0 0 11063 17600" draw:points="0,17600 11063,17600 11063,0 0,0">
              <text:p/>
            </draw:polygon>
          </draw:g>
          <draw:frame draw:style-name="gr3" draw:text-style-name="P4" draw:layer="layout" svg:width="3.298cm" svg:height="1.332cm" svg:x="10.398cm" svg:y="11.636cm">
            <draw:text-box>
              <text:p text:style-name="P3"><text:span text:style-name="T1">Protocol</text:span></text:p>
            </draw:text-box>
          </draw:frame>
        </draw:g>
        <draw:g>
          <draw:g>
            <draw:polygon draw:style-name="gr1" draw:text-style-name="P1" draw:layer="layout" svg:width="7.499cm" svg:height="9.098cm" svg:x="12.008cm" svg:y="1.4cm" svg:viewBox="0 0 7500 9099" draw:points="0,9099 7500,9099 7500,0 0,0">
              <text:p/>
            </draw:polygon>
            <draw:polygon draw:style-name="gr2" draw:text-style-name="P2" draw:layer="layout" svg:width="7.499cm" svg:height="9.098cm" svg:x="12.008cm" svg:y="1.4cm" svg:viewBox="0 0 7500 9099" draw:points="0,9099 7500,9099 7500,0 0,0">
              <text:p/>
            </draw:polygon>
          </draw:g>
          <draw:frame draw:style-name="gr4" draw:text-style-name="P4" draw:layer="layout" svg:width="4.312cm" svg:height="1.542cm" svg:x="12.488cm" svg:y="5.3cm">
            <draw:text-box>
              <text:p text:style-name="P3"><text:span text:style-name="T2">ProtoLayer</text:span></text:p>
            </draw:text-box>
          </draw:frame>
        </draw:g>
        <draw:g>
          <draw:g>
            <draw:polygon draw:style-name="gr5" draw:text-style-name="P5" draw:layer="layout" svg:width="5.999cm" svg:height="3.499cm" svg:x="12.754cm" svg:y="1.8cm" svg:viewBox="0 0 6000 3500" draw:points="6000,0 0,0 0,3500 6000,3500">
              <text:p/>
            </draw:polygon>
            <draw:polygon draw:style-name="gr2" draw:text-style-name="P2" draw:layer="layout" svg:width="5.999cm" svg:height="3.499cm" svg:x="12.754cm" svg:y="1.8cm" svg:viewBox="0 0 6000 3500" draw:points="6000,0 0,0 0,3500 6000,3500">
              <text:p/>
            </draw:polygon>
          </draw:g>
          <draw:frame draw:style-name="gr6" draw:text-style-name="P4" draw:layer="layout" svg:width="5.999cm" svg:height="3.499cm" svg:x="12.754cm" svg:y="1.8cm">
            <draw:text-box>
              <text:p text:style-name="P3"><text:span text:style-name="T3">ProtoModule TX Part</text:span></text:p>
            </draw:text-box>
          </draw:frame>
        </draw:g>
        <draw:g>
          <draw:g>
            <draw:polygon draw:style-name="gr5" draw:text-style-name="P5" draw:layer="layout" svg:width="5.999cm" svg:height="3.499cm" svg:x="12.8cm" svg:y="6.7cm" svg:viewBox="0 0 6000 3500" draw:points="0,3500 6000,3500 6000,0 0,0">
              <text:p/>
            </draw:polygon>
            <draw:polygon draw:style-name="gr2" draw:text-style-name="P2" draw:layer="layout" svg:width="5.999cm" svg:height="3.499cm" svg:x="12.8cm" svg:y="6.7cm" svg:viewBox="0 0 6000 3500" draw:points="0,3500 6000,3500 6000,0 0,0">
              <text:p/>
            </draw:polygon>
          </draw:g>
          <draw:frame draw:style-name="gr7" draw:text-style-name="P4" draw:layer="layout" svg:width="5.998cm" svg:height="3.498cm" svg:x="12.8cm" svg:y="6.7cm">
            <draw:text-box>
              <text:p text:style-name="P3"><text:span text:style-name="T3">ProtoModule</text:span><text:span text:style-name="T3"><text:line-break/></text:span><text:span text:style-name="T3"> RX Part</text:span></text:p>
            </draw:text-box>
          </draw:frame>
        </draw:g>
        <draw:g>
          <draw:g>
            <draw:polygon draw:style-name="gr5" draw:text-style-name="P5" draw:layer="layout" svg:width="7.499cm" svg:height="3.999cm" svg:x="11.9cm" svg:y="14.4cm" svg:viewBox="0 0 7500 4000" draw:points="0,4000 7500,4000 7500,0 0,0">
              <text:p/>
            </draw:polygon>
            <draw:polygon draw:style-name="gr2" draw:text-style-name="P2" draw:layer="layout" svg:width="7.499cm" svg:height="3.999cm" svg:x="11.9cm" svg:y="14.4cm" svg:viewBox="0 0 7500 4000" draw:points="0,4000 7500,4000 7500,0 0,0">
              <text:p/>
            </draw:polygon>
          </draw:g>
          <draw:frame draw:style-name="gr8" draw:text-style-name="P4" draw:layer="layout" svg:width="7.499cm" svg:height="3.999cm" svg:x="11.9cm" svg:y="14.4cm">
            <draw:text-box>
              <text:p text:style-name="P3"><text:span text:style-name="T3">Protocol Under Implementation (PUI)</text:span></text:p>
            </draw:text-box>
          </draw:frame>
        </draw:g>
        <draw:g>
          <draw:g>
            <draw:polygon draw:style-name="gr9" draw:text-style-name="P6" draw:layer="layout" svg:width="6.999cm" svg:height="2.381cm" svg:x="4.9cm" svg:y="14.11cm" svg:viewBox="0 0 7000 2382" draw:points="7000,1787 367,1787 367,2382 0,1189 367,0 367,593 7000,593">
              <text:p text:style-name="P3"><text:span text:style-name="T2">Protocol dependent outputs </text:span></text:p>
              <text:p text:style-name="P3"><text:span text:style-name="T2">towards lower layers</text:span></text:p>
            </draw:polygon>
            <draw:polyline draw:style-name="gr2" draw:text-style-name="P2" draw:layer="layout" svg:width="6.999cm" svg:height="2.381cm" svg:x="4.9cm" svg:y="14.11cm" svg:viewBox="0 0 7000 2382" draw:points="7000,1787 367,1787 367,2382 0,1189 367,0 367,593 7000,593">
              <text:p/>
            </draw:polyline>
          </draw:g>
          <draw:frame draw:style-name="gr10" draw:text-style-name="P2" draw:layer="layout" svg:width="6.998cm" svg:height="3cm" svg:x="4.9cm" svg:y="13.8cm">
            <draw:text-box>
              <text:p/>
            </draw:text-box>
          </draw:frame>
        </draw:g>
        <draw:g>
          <draw:g>
            <svg:desc>Protocol dependent inputs
From lower layers</svg:desc>
            <draw:polygon draw:style-name="gr9" draw:text-style-name="P6" draw:layer="layout" svg:width="6.999cm" svg:height="2.381cm" svg:x="4.9cm" svg:y="16.11cm" svg:viewBox="0 0 7000 2382" draw:points="0,1787 6631,1787 6631,2382 7000,1189 6631,0 6631,593 0,593">
              <text:p text:style-name="P3"><text:span text:style-name="T2">Protocol dependent inputs</text:span></text:p>
              <text:p text:style-name="P3"><text:span text:style-name="T2">From lower layers</text:span></text:p>
            </draw:polygon>
            <draw:polyline draw:style-name="gr2" draw:text-style-name="P2" draw:layer="layout" svg:width="6.999cm" svg:height="2.381cm" svg:x="4.9cm" svg:y="16.11cm" svg:viewBox="0 0 7000 2382" draw:points="0,1787 6631,1787 6631,2382 7000,1189 6631,0 6631,593 0,593">
              <text:p/>
            </draw:polyline>
          </draw:g>
          <draw:frame draw:style-name="gr10" draw:text-style-name="P2" draw:layer="layout" svg:width="6.998cm" svg:height="3cm" svg:x="4.9cm" svg:y="15.8cm">
            <draw:text-box>
              <text:p/>
            </draw:text-box>
          </draw:frame>
        </draw:g>
        <draw:g>
          <draw:g>
            <svg:desc>Protocol dependent inputs
From lower layers</svg:desc>
            <draw:polygon draw:style-name="gr9" draw:text-style-name="P6" draw:layer="layout" svg:width="6.999cm" svg:height="2.381cm" svg:x="5.8cm" svg:y="7.61cm" svg:viewBox="0 0 7000 2382" draw:points="0,1787 6631,1787 6631,2382 7000,1189 6631,0 6631,593 0,593">
              <text:p text:style-name="P3"><text:span text:style-name="T2">PDU data and control inputs</text:span></text:p>
            </draw:polygon>
            <draw:polyline draw:style-name="gr2" draw:text-style-name="P2" draw:layer="layout" svg:width="6.999cm" svg:height="2.381cm" svg:x="5.8cm" svg:y="7.61cm" svg:viewBox="0 0 7000 2382" draw:points="0,1787 6631,1787 6631,2382 7000,1189 6631,0 6631,593 0,593">
              <text:p/>
            </draw:polyline>
          </draw:g>
          <draw:frame draw:style-name="gr10" draw:text-style-name="P2" draw:layer="layout" svg:width="6.998cm" svg:height="3cm" svg:x="5.8cm" svg:y="7.3cm">
            <draw:text-box>
              <text:p/>
            </draw:text-box>
          </draw:frame>
        </draw:g>
        <draw:g>
          <draw:g>
            <draw:polygon draw:style-name="gr9" draw:text-style-name="P6" draw:layer="layout" svg:width="6.999cm" svg:height="2.381cm" svg:x="5.7cm" svg:y="2.137cm" svg:viewBox="0 0 7000 2382" draw:points="7000,1787 367,1787 367,2382 0,1189 367,0 367,593 7000,593">
              <text:p text:style-name="P3"><text:span text:style-name="T2">PDU data and control</text:span></text:p>
              <text:p text:style-name="P3"><text:span text:style-name="T2">outputs</text:span></text:p>
            </draw:polygon>
            <draw:polyline draw:style-name="gr2" draw:text-style-name="P2" draw:layer="layout" svg:width="6.999cm" svg:height="2.381cm" svg:x="5.7cm" svg:y="2.137cm" svg:viewBox="0 0 7000 2382" draw:points="7000,1787 367,1787 367,2382 0,1189 367,0 367,593 7000,593">
              <text:p/>
            </draw:polyline>
          </draw:g>
          <draw:frame draw:style-name="gr10" draw:text-style-name="P2" draw:layer="layout" svg:width="6.998cm" svg:height="3cm" svg:x="5.7cm" svg:y="1.827cm">
            <draw:text-box>
              <text:p/>
            </draw:text-box>
          </draw:frame>
        </draw:g>
        <draw:g>
          <draw:g>
            <svg:desc>Protocol dependent inputs
From lower layers</svg:desc>
            <draw:polygon draw:style-name="gr9" draw:text-style-name="P6" draw:layer="layout" svg:width="6.999cm" svg:height="2.381cm" svg:x="18.8cm" svg:y="7.51cm" svg:viewBox="0 0 7000 2382" draw:points="0,1787 6631,1787 6631,2382 7000,1189 6631,0 6631,593 0,593">
              <text:p text:style-name="P3"><text:span text:style-name="T2">SDU data and control</text:span></text:p>
              <text:p text:style-name="P3"><text:span text:style-name="T2">outputs</text:span></text:p>
            </draw:polygon>
            <draw:polyline draw:style-name="gr2" draw:text-style-name="P2" draw:layer="layout" svg:width="6.999cm" svg:height="2.381cm" svg:x="18.8cm" svg:y="7.51cm" svg:viewBox="0 0 7000 2382" draw:points="0,1787 6631,1787 6631,2382 7000,1189 6631,0 6631,593 0,593">
              <text:p/>
            </draw:polyline>
          </draw:g>
          <draw:frame draw:style-name="gr10" draw:text-style-name="P2" draw:layer="layout" svg:width="6.998cm" svg:height="3cm" svg:x="18.8cm" svg:y="7.2cm">
            <draw:text-box>
              <text:p/>
            </draw:text-box>
          </draw:frame>
        </draw:g>
        <draw:g>
          <draw:g>
            <draw:polygon draw:style-name="gr9" draw:text-style-name="P6" draw:layer="layout" svg:width="6.999cm" svg:height="2.381cm" svg:x="18.769cm" svg:y="2.132cm" svg:viewBox="0 0 7000 2382" draw:points="7000,1787 367,1787 367,2382 0,1189 367,0 367,593 7000,593">
              <text:p text:style-name="P3"><text:span text:style-name="T2">SDU data and control</text:span></text:p>
              <text:p text:style-name="P3"><text:span text:style-name="T2">inputs</text:span></text:p>
            </draw:polygon>
            <draw:polyline draw:style-name="gr2" draw:text-style-name="P2" draw:layer="layout" svg:width="6.999cm" svg:height="2.381cm" svg:x="18.769cm" svg:y="2.132cm" svg:viewBox="0 0 7000 2382" draw:points="7000,1787 367,1787 367,2382 0,1189 367,0 367,593 7000,593">
              <text:p/>
            </draw:polyline>
          </draw:g>
          <draw:frame draw:style-name="gr10" draw:text-style-name="P2" draw:layer="layout" svg:width="6.998cm" svg:height="3cm" svg:x="18.769cm" svg:y="1.822cm">
            <draw:text-box>
              <text:p/>
            </draw:text-box>
          </draw:frame>
        </draw:g>
        <draw:g>
          <draw:g>
            <draw:polygon draw:style-name="gr9" draw:text-style-name="P6" draw:layer="layout" svg:width="6.999cm" svg:height="2.381cm" svg:x="19.4cm" svg:y="14.21cm" svg:viewBox="0 0 7000 2382" draw:points="7000,1787 367,1787 367,2382 0,1189 367,0 367,593 7000,593">
              <text:p text:style-name="P3"><text:span text:style-name="T2">Protocol dependent inputs </text:span></text:p>
              <text:p text:style-name="P3"><text:span text:style-name="T2">from upper layers</text:span></text:p>
            </draw:polygon>
            <draw:polyline draw:style-name="gr2" draw:text-style-name="P2" draw:layer="layout" svg:width="6.999cm" svg:height="2.381cm" svg:x="19.4cm" svg:y="14.21cm" svg:viewBox="0 0 7000 2382" draw:points="7000,1787 367,1787 367,2382 0,1189 367,0 367,593 7000,593">
              <text:p/>
            </draw:polyline>
          </draw:g>
          <draw:frame draw:style-name="gr10" draw:text-style-name="P2" draw:layer="layout" svg:width="6.998cm" svg:height="3cm" svg:x="19.4cm" svg:y="13.9cm">
            <draw:text-box>
              <text:p/>
            </draw:text-box>
          </draw:frame>
        </draw:g>
        <draw:g>
          <draw:g>
            <svg:desc>Protocol dependent inputs
From lower layers</svg:desc>
            <draw:polygon draw:style-name="gr9" draw:text-style-name="P6" draw:layer="layout" svg:width="6.999cm" svg:height="2.381cm" svg:x="19.4cm" svg:y="16.21cm" svg:viewBox="0 0 7000 2382" draw:points="0,1787 6631,1787 6631,2382 7000,1189 6631,0 6631,593 0,593">
              <text:p text:style-name="P3"><text:span text:style-name="T2">Protocol dependent outputs</text:span></text:p>
              <text:p text:style-name="P3"><text:span text:style-name="T2">towards upper layers</text:span></text:p>
            </draw:polygon>
            <draw:polyline draw:style-name="gr2" draw:text-style-name="P2" draw:layer="layout" svg:width="6.999cm" svg:height="2.381cm" svg:x="19.4cm" svg:y="16.21cm" svg:viewBox="0 0 7000 2382" draw:points="0,1787 6631,1787 6631,2382 7000,1189 6631,0 6631,593 0,593">
              <text:p/>
            </draw:polyline>
          </draw:g>
          <draw:frame draw:style-name="gr10" draw:text-style-name="P2" draw:layer="layout" svg:width="6.998cm" svg:height="3cm" svg:x="19.4cm" svg:y="15.9cm">
            <draw:text-box>
              <text:p/>
            </draw:text-box>
          </draw:frame>
        </draw:g>
        <draw:g>
          <draw:g>
            <draw:polygon draw:style-name="gr9" draw:text-style-name="P6" draw:layer="layout" svg:width="4.199cm" svg:height="2.381cm" draw:transform="rotate (1.5707963267949) translate (12.6100902378999cm 14.4cm)" svg:viewBox="0 0 4200 2382" draw:points="4200,1787 220,1787 220,2382 0,1189 220,0 220,593 4200,593">
              <text:p text:style-name="P3"><text:span text:style-name="T2">PCI data and </text:span></text:p>
              <text:p text:style-name="P3"><text:span text:style-name="T2">control outputs</text:span></text:p>
            </draw:polygon>
            <draw:polyline draw:style-name="gr2" draw:text-style-name="P2" draw:layer="layout" svg:width="4.199cm" svg:height="2.381cm" draw:transform="rotate (1.5707963267949) translate (12.6100902378999cm 14.4cm)" svg:viewBox="0 0 4200 2382" draw:points="4200,1787 220,1787 220,2382 0,1189 220,0 220,593 4200,593">
              <text:p/>
            </draw:polyline>
          </draw:g>
          <draw:frame draw:style-name="gr10" draw:text-style-name="P2" draw:layer="layout" svg:width="4.199cm" svg:height="3cm" draw:transform="rotate (1.5707963267949) translate (12.3cm 14.4cm)">
            <draw:text-box>
              <text:p/>
            </draw:text-box>
          </draw:frame>
        </draw:g>
        <draw:g>
          <draw:g>
            <draw:polygon draw:style-name="gr9" draw:text-style-name="P6" draw:layer="layout" svg:width="9.099cm" svg:height="2.381cm" draw:transform="rotate (-1.5707963267949) translate (18.8899097621001cm 5.3cm)" svg:viewBox="0 0 9100 2382" draw:points="9100,1787 477,1787 477,2382 0,1189 477,0 477,593 9100,593">
              <text:p text:style-name="P3"><text:span text:style-name="T2">PCI data and control</text:span></text:p>
              <text:p text:style-name="P3"><text:span text:style-name="T2">inputs</text:span></text:p>
            </draw:polygon>
            <draw:polyline draw:style-name="gr2" draw:text-style-name="P2" draw:layer="layout" svg:width="9.099cm" svg:height="2.381cm" draw:transform="rotate (-1.5707963267949) translate (18.8899097621001cm 5.3cm)" svg:viewBox="0 0 9100 2382" draw:points="9100,1787 477,1787 477,2382 0,1189 477,0 477,593 9100,593">
              <text:p/>
            </draw:polyline>
          </draw:g>
          <draw:frame draw:style-name="gr10" draw:text-style-name="P2" draw:layer="layout" svg:width="9.097cm" svg:height="3cm" draw:transform="rotate (-1.5707963267949) translate (19.2cm 5.3cm)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3T05:24:47.526000000</dc:date>
    <meta:creation-date>2013-05-17T10:29:31Z</meta:creation-date>
    <meta:generator>LibreOffice/4.4.4.3$Windows_x86 LibreOffice_project/2c39ebcf046445232b798108aa8a7e7d89552ea8</meta:generator>
    <meta:editing-duration>PT41M55S</meta:editing-duration>
    <meta:editing-cycles>18</meta:editing-cycles>
    <meta:document-statistic meta:object-count="75"/>
  </office:meta>
</office:document-meta>
</file>